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41.9pt"/>
    </style:style>
    <style:style style:name="co5" style:family="table-column">
      <style:table-column-properties fo:break-before="auto" style:column-width="674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ext-properties fo:font-weight="normal" style:font-weight-asian="normal" style:font-weight-complex="normal"/>
    </style:style>
    <style:style style:name="ce4" style:family="table-cell" style:parent-style-name="Default" style:data-style-name="N121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PSA12-11SURKWA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3.29" calcext:value-type="float">
            <text:p>3.29 €</text:p>
          </table:table-cell>
          <table:table-cell table:style-name="ce2" table:formula="of:=[.C2]*[.B2]" office:value-type="float" office:value="52.64" calcext:value-type="float">
            <text:p>52.64 €</text:p>
          </table:table-cell>
          <table:table-cell office:value-type="string" calcext:value-type="string">
            <text:p>http://www.voelkner.de/products/660151/Kingbright-Alphanumerische-Segment-Anzeige-Rot-30.48-mm-3.7-V-Ziffernanzahl-1-PSA12-11SURKWA.html</text:p>
          </table:table-cell>
          <table:table-cell/>
        </table:table-row>
        <table:table-row table:style-name="ro1">
          <table:table-cell office:value-type="string" calcext:value-type="string">
            <text:p>PSA12-11CGKWA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.4" calcext:value-type="float">
            <text:p>2.40 €</text:p>
          </table:table-cell>
          <table:table-cell table:style-name="ce2" table:formula="of:=[.C3]*[.B3]" office:value-type="float" office:value="38.4" calcext:value-type="float">
            <text:p>38.40 €</text:p>
          </table:table-cell>
          <table:table-cell office:value-type="string" calcext:value-type="string">
            <text:p>http://www.voelkner.de/products/660153/Kingbright-Alphanumerische-Segment-Anzeige-Gruen-30.48-mm-4-V-Ziffernanzahl-1-PSA12-11CGKWA.html</text:p>
          </table:table-cell>
          <table:table-cell/>
        </table:table-row>
        <table:table-row table:style-name="ro1">
          <table:table-cell office:value-type="string" calcext:value-type="string">
            <text:p>STP16CPC26MTR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0.89" calcext:value-type="float">
            <text:p>0.89 €</text:p>
          </table:table-cell>
          <table:table-cell table:style-name="ce2" table:formula="of:=[.C4]*[.B4]" office:value-type="float" office:value="32.04" calcext:value-type="float">
            <text:p>32.04 €</text:p>
          </table:table-cell>
          <table:table-cell office:value-type="string" calcext:value-type="string">
            <text:p>http://www.mouser.de/ProductDetail/STMicroelectronics/STP16CPC26MTR/</text:p>
          </table:table-cell>
          <table:table-cell/>
        </table:table-row>
        <table:table-row table:style-name="ro1">
          <table:table-cell office:value-type="string" calcext:value-type="string">
            <text:p>SN74HCT08D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29" calcext:value-type="float">
            <text:p>0.29 €</text:p>
          </table:table-cell>
          <table:table-cell table:style-name="ce2" table:formula="of:=[.C5]*[.B5]" office:value-type="float" office:value="1.45" calcext:value-type="float">
            <text:p>1.45 €</text:p>
          </table:table-cell>
          <table:table-cell office:value-type="string" calcext:value-type="string">
            <text:p>http://www.mouser.de/ProductDetail/Texas-Instruments/SN74HCT08D/</text:p>
          </table:table-cell>
          <table:table-cell/>
        </table:table-row>
        <table:table-row table:style-name="ro1">
          <table:table-cell office:value-type="string" calcext:value-type="string">
            <text:p>OKI-T/3-W40N-C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.39" calcext:value-type="float">
            <text:p>8.39 €</text:p>
          </table:table-cell>
          <table:table-cell table:style-name="ce2" table:formula="of:=[.C6]*[.B6]" office:value-type="float" office:value="41.95" calcext:value-type="float">
            <text:p>41.95 €</text:p>
          </table:table-cell>
          <table:table-cell office:value-type="string" calcext:value-type="string">
            <text:p>http://www.mouser.de/ProductDetail/Murata-Power-Solutions/OKI-T-3-W40N-C/</text:p>
          </table:table-cell>
          <table:table-cell/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1" table:number-columns-repeated="2"/>
          <table:table-cell table:style-name="ce4" table:formula="of:=SUM([.D2:.D19])" office:value-type="float" office:value="166.48" calcext:value-type="float">
            <text:p>166.48 €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lt Source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PSA12-11SURKWA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4.3" calcext:value-type="float">
            <text:p>4.30 €</text:p>
          </table:table-cell>
          <table:table-cell table:style-name="ce2" table:formula="of:=[.C25]*[.B25]" office:value-type="float" office:value="68.8" calcext:value-type="float">
            <text:p>68.80 €</text:p>
          </table:table-cell>
          <table:table-cell table:style-name="ce5" office:value-type="string" calcext:value-type="string">
            <text:p>https://www.conrad.de/de/led-anzeige-gr-psa12-11cgkwa-1050596.html</text:p>
          </table:table-cell>
          <table:table-cell office:value-type="string" calcext:value-type="string">
            <text:p>Note: Alternative color Variants may be more readily available</text:p>
          </table:table-cell>
        </table:table-row>
        <table:table-row table:style-name="ro1">
          <table:table-cell office:value-type="string" calcext:value-type="string">
            <text:p>PSA12-11CGKWA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3.87" calcext:value-type="float">
            <text:p>3.87 €</text:p>
          </table:table-cell>
          <table:table-cell table:style-name="ce3" table:formula="of:=[.C26]*[.B26]" office:value-type="float" office:value="61.92" calcext:value-type="float">
            <text:p>61.92 €</text:p>
          </table:table-cell>
          <table:table-cell table:style-name="ce5" office:value-type="string" calcext:value-type="string">
            <text:p>https://www.conrad.de/de/alphanumerische-segment-anzeige-rot-3048-mm-37-v-ziffernanzahl-1-kingbright-psa12-11surkwa-1050594.html</text:p>
          </table:table-cell>
          <table:table-cell/>
        </table:table-row>
        <table:table-row table:style-name="ro1">
          <table:table-cell office:value-type="string" calcext:value-type="string">
            <text:p>STP16CPC26MTR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0.96" calcext:value-type="float">
            <text:p>0.96 €</text:p>
          </table:table-cell>
          <table:table-cell table:style-name="ce2" table:formula="of:=[.C27]*[.B27]" office:value-type="float" office:value="34.56" calcext:value-type="float">
            <text:p>34.56 €</text:p>
          </table:table-cell>
          <table:table-cell office:value-type="string" calcext:value-type="string">
            <text:p>http://www.digikey.de/product-detail/de/stmicroelectronics/STP16CPC26MTR/497-11984-1-ND/2772289</text:p>
          </table:table-cell>
          <table:table-cell/>
        </table:table-row>
        <table:table-row table:style-name="ro1">
          <table:table-cell office:value-type="string" calcext:value-type="string">
            <text:p>SN74HCT08D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45" calcext:value-type="float">
            <text:p>0.45 €</text:p>
          </table:table-cell>
          <table:table-cell table:style-name="ce2" table:formula="of:=[.C28]*[.B28]" office:value-type="float" office:value="2.25" calcext:value-type="float">
            <text:p>2.25 €</text:p>
          </table:table-cell>
          <table:table-cell office:value-type="string" calcext:value-type="string">
            <text:p>http://www.digikey.de/product-detail/de/texas-instruments/SN74HCT08DR/296-14862-1-ND/562562</text:p>
          </table:table-cell>
          <table:table-cell/>
        </table:table-row>
        <table:table-row table:style-name="ro1">
          <table:table-cell office:value-type="string" calcext:value-type="string">
            <text:p>OKI-T/3-W40N-C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.32" calcext:value-type="float">
            <text:p>8.32 €</text:p>
          </table:table-cell>
          <table:table-cell table:style-name="ce2" table:formula="of:=[.C29]*[.B29]" office:value-type="float" office:value="41.6" calcext:value-type="float">
            <text:p>41.60 €</text:p>
          </table:table-cell>
          <table:table-cell office:value-type="string" calcext:value-type="string">
            <text:p>http://www.digikey.de/product-detail/de/murata-power-solutions-inc/OKI-T-3-W40N-C/811-2152-1-ND/21824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2" loext:min-decimal-places="2" number:min-integer-digits="1"/>
      <number:text> €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21:19:42.514379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9T21:29:48.632398368</dc:date>
    <meta:editing-duration>PT16M29S</meta:editing-duration>
    <meta:editing-cycles>10</meta:editing-cycles>
    <meta:generator>LibreOffice/5.1.4.2$Linux_X86_64 LibreOffice_project/10m0$Build-2</meta:generator>
    <dc:creator>Peter Körner</dc:creator>
    <meta:document-statistic meta:table-count="1" meta:cell-count="64" meta:object-count="0"/>
  </office:meta>
</office:document-meta>
</file>